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B000001F1C0CB02BF6B6A97B9.png" manifest:media-type="image/png"/>
  <manifest:file-entry manifest:full-path="Pictures/100002010000014B000001F16A44B275EBE6DA60.png" manifest:media-type="image/png"/>
  <manifest:file-entry manifest:full-path="Pictures/10000201000000F10000006E7C2E613B033AA3A8.png" manifest:media-type="image/png"/>
  <manifest:file-entry manifest:full-path="Pictures/100002010000014B000001F1EAD32D2A73E8D065.png" manifest:media-type="image/png"/>
  <manifest:file-entry manifest:full-path="Pictures/100002010000014B000001F19BEEEDCF33EC312A.png" manifest:media-type="image/png"/>
  <manifest:file-entry manifest:full-path="Pictures/100002010000014B000001F1145567E7F096AA9C.png" manifest:media-type="image/png"/>
  <manifest:file-entry manifest:full-path="Pictures/100002010000014B000001F1A2F94FAF05382859.png" manifest:media-type="image/png"/>
  <manifest:file-entry manifest:full-path="Pictures/100002010000014B000001F131BE830C6DD584A2.png" manifest:media-type="image/png"/>
  <manifest:file-entry manifest:full-path="Pictures/100002010000014B000001F1F5A2A758956E2F4C.png" manifest:media-type="image/png"/>
  <manifest:file-entry manifest:full-path="Pictures/100002010000014B000001F13CE24F803102130E.png" manifest:media-type="image/png"/>
  <manifest:file-entry manifest:full-path="Pictures/100002010000014B000001F1F1B3182320054023.png" manifest:media-type="image/png"/>
  <manifest:file-entry manifest:full-path="Pictures/100002010000014B000001F17A8EABC45364BFA0.png" manifest:media-type="image/png"/>
  <manifest:file-entry manifest:full-path="Pictures/100002010000014B000001F12C65C83E288E687B.png" manifest:media-type="image/png"/>
  <manifest:file-entry manifest:full-path="Pictures/100002010000014B000001F119E36B9A8A2CA1E4.png" manifest:media-type="image/png"/>
  <manifest:file-entry manifest:full-path="Pictures/100002010000014B000001F1637404EE3965F28D.png" manifest:media-type="image/png"/>
  <manifest:file-entry manifest:full-path="Pictures/100002010000014B000001F1A44F4623B3512ECB.png" manifest:media-type="image/png"/>
  <manifest:file-entry manifest:full-path="Pictures/100002010000014B000001F1F028EBD6DBBAAE84.png" manifest:media-type="image/png"/>
  <manifest:file-entry manifest:full-path="Pictures/100002010000014B000001F1D26F189A0EEF79C0.png" manifest:media-type="image/png"/>
  <manifest:file-entry manifest:full-path="Pictures/100002010000014B000001F16CCE65B0040BA75A.png" manifest:media-type="image/png"/>
  <manifest:file-entry manifest:full-path="Pictures/100002010000014B000001F1F242662E112F8BD0.png" manifest:media-type="image/png"/>
  <manifest:file-entry manifest:full-path="Pictures/100002010000014B000001F13DE5083FA50E304F.png" manifest:media-type="image/png"/>
  <manifest:file-entry manifest:full-path="Pictures/100002010000014B000001F1EECE39864CE132E3.png" manifest:media-type="image/png"/>
  <manifest:file-entry manifest:full-path="Pictures/100002010000014B000001F11C86DE8EBD8D8EFF.png" manifest:media-type="image/png"/>
  <manifest:file-entry manifest:full-path="Pictures/100002010000014B000001F1BA0D67128A6F4771.png" manifest:media-type="image/png"/>
  <manifest:file-entry manifest:full-path="Pictures/100002010000014B000001F1278F96E756F01D37.png" manifest:media-type="image/png"/>
  <manifest:file-entry manifest:full-path="Pictures/100002010000014B000001F193777965D923D015.png" manifest:media-type="image/png"/>
  <manifest:file-entry manifest:full-path="Pictures/10000201000000F10000006E78FAADAF273C44B3.png" manifest:media-type="image/png"/>
  <manifest:file-entry manifest:full-path="Pictures/10000201000000F10000006E90113739A86E06DC.png" manifest:media-type="image/png"/>
  <manifest:file-entry manifest:full-path="Pictures/10000201000000F10000006EF5533521C5F29CCF.png" manifest:media-type="image/png"/>
  <manifest:file-entry manifest:full-path="Pictures/10000201000000F10000006E20E048692184F8F0.png" manifest:media-type="image/png"/>
  <manifest:file-entry manifest:full-path="Pictures/10000201000000F10000006E23A45691102D86C2.png" manifest:media-type="image/png"/>
  <manifest:file-entry manifest:full-path="Pictures/10000201000000F10000006E35BE63A9423554FF.png" manifest:media-type="image/png"/>
  <manifest:file-entry manifest:full-path="Pictures/10000201000000F10000006E500F01030423D042.png" manifest:media-type="image/png"/>
  <manifest:file-entry manifest:full-path="Pictures/10000201000000F10000006E5A139C56C9C30858.png" manifest:media-type="image/png"/>
  <manifest:file-entry manifest:full-path="Pictures/100002010000014B000001F18DB6F94791C7E693.png" manifest:media-type="image/png"/>
  <manifest:file-entry manifest:full-path="Pictures/100002010000014B000001F106EF70EC6F6EB247.png" manifest:media-type="image/png"/>
  <manifest:file-entry manifest:full-path="Pictures/100002010000014B000001F11097E092C5832DA7.png" manifest:media-type="image/png"/>
  <manifest:file-entry manifest:full-path="Pictures/100002010000014B000001F1ADB981C569690672.png" manifest:media-type="image/png"/>
  <manifest:file-entry manifest:full-path="Pictures/100002010000014B000001F1C6B047ACF96D65A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85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6.05cm" svg:height="9.1cm" svg:x="1cm" svg:y="0.5cm">
          <draw:image xlink:href="Pictures/100002010000014B000001F19BEEEDCF33EC312A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0.5cm">
          <draw:image xlink:href="Pictures/100002010000014B000001F1F5A2A758956E2F4C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9.7cm">
          <draw:image xlink:href="Pictures/100002010000014B000001F17A8EABC45364BFA0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0.5cm">
          <draw:image xlink:href="Pictures/100002010000014B000001F12C65C83E288E687B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9.7cm">
          <draw:image xlink:href="Pictures/100002010000014B000001F16A44B275EBE6DA60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9.7cm">
          <draw:image xlink:href="Pictures/100002010000014B000001F1A44F4623B3512ECB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18.9cm">
          <draw:image xlink:href="Pictures/100002010000014B000001F131BE830C6DD584A2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18.9cm">
          <draw:image xlink:href="Pictures/100002010000014B000001F13CE24F803102130E.png" xlink:type="simple" xlink:show="embed" xlink:actuate="onLoad">
            <text:p/>
          </draw:image>
        </draw:frame>
        <draw:frame draw:style-name="gr2" draw:text-style-name="P1" draw:layer="layout" svg:width="6.06cm" svg:height="9.1cm" svg:x="14cm" svg:y="18.9cm">
          <draw:image xlink:href="Pictures/100002010000014B000001F1C0CB02BF6B6A97B9.png" xlink:type="simple" xlink:show="embed" xlink:actuate="onLoad">
            <text:p/>
          </draw:image>
        </draw:frame>
      </draw:page>
      <draw:page draw:name="page2" draw:style-name="dp1" draw:master-page-name="Padrão">
        <draw:frame draw:style-name="gr1" draw:text-style-name="P1" draw:layer="layout" svg:width="6.06cm" svg:height="9.1cm" svg:x="1cm" svg:y="0.5cm">
          <draw:image xlink:href="Pictures/100002010000014B000001F1D26F189A0EEF79C0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0.5cm">
          <draw:image xlink:href="Pictures/100002010000014B000001F1D26F189A0EEF79C0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0.5cm">
          <draw:image xlink:href="Pictures/100002010000014B000001F1D26F189A0EEF79C0.png" xlink:type="simple" xlink:show="embed" xlink:actuate="onLoad">
            <text:p/>
          </draw:image>
        </draw:frame>
        <draw:frame draw:style-name="gr3" draw:text-style-name="P2" draw:layer="layout" svg:width="0.853cm" svg:height="0.962cm" svg:x="1.3cm" svg:y="0.8cm">
          <draw:text-box>
            <text:p>1</text:p>
          </draw:text-box>
        </draw:frame>
        <draw:frame draw:style-name="gr3" draw:text-style-name="P2" draw:layer="layout" svg:width="0.853cm" svg:height="0.962cm" svg:x="7.801cm" svg:y="0.8cm">
          <draw:text-box>
            <text:p>1</text:p>
          </draw:text-box>
        </draw:frame>
        <draw:frame draw:style-name="gr3" draw:text-style-name="P2" draw:layer="layout" svg:width="0.853cm" svg:height="0.962cm" svg:x="14.302cm" svg:y="0.8cm">
          <draw:text-box>
            <text:p>1</text:p>
          </draw:text-box>
        </draw:frame>
        <draw:frame draw:style-name="gr1" draw:text-style-name="P1" draw:layer="layout" svg:width="6.06cm" svg:height="9.1cm" svg:x="1cm" svg:y="9.7cm">
          <draw:image xlink:href="Pictures/100002010000014B000001F1D26F189A0EEF79C0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9.7cm">
          <draw:image xlink:href="Pictures/100002010000014B000001F1D26F189A0EEF79C0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9.7cm">
          <draw:image xlink:href="Pictures/100002010000014B000001F1D26F189A0EEF79C0.png" xlink:type="simple" xlink:show="embed" xlink:actuate="onLoad">
            <text:p/>
          </draw:image>
        </draw:frame>
        <draw:frame draw:style-name="gr3" draw:text-style-name="P2" draw:layer="layout" svg:width="0.853cm" svg:height="0.962cm" svg:x="1.3cm" svg:y="10cm">
          <draw:text-box>
            <text:p>1</text:p>
          </draw:text-box>
        </draw:frame>
        <draw:frame draw:style-name="gr3" draw:text-style-name="P2" draw:layer="layout" svg:width="0.853cm" svg:height="0.962cm" svg:x="7.801cm" svg:y="10cm">
          <draw:text-box>
            <text:p>1</text:p>
          </draw:text-box>
        </draw:frame>
        <draw:frame draw:style-name="gr3" draw:text-style-name="P2" draw:layer="layout" svg:width="0.853cm" svg:height="0.962cm" svg:x="14.302cm" svg:y="10cm">
          <draw:text-box>
            <text:p>1</text:p>
          </draw:text-box>
        </draw:frame>
        <draw:frame draw:style-name="gr1" draw:text-style-name="P1" draw:layer="layout" svg:width="6.06cm" svg:height="9.1cm" svg:x="1cm" svg:y="18.9cm">
          <draw:image xlink:href="Pictures/100002010000014B000001F1D26F189A0EEF79C0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18.9cm">
          <draw:image xlink:href="Pictures/100002010000014B000001F1D26F189A0EEF79C0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18.9cm">
          <draw:image xlink:href="Pictures/100002010000014B000001F1D26F189A0EEF79C0.png" xlink:type="simple" xlink:show="embed" xlink:actuate="onLoad">
            <text:p/>
          </draw:image>
        </draw:frame>
        <draw:frame draw:style-name="gr3" draw:text-style-name="P2" draw:layer="layout" svg:width="0.853cm" svg:height="0.962cm" svg:x="1.3cm" svg:y="19.2cm">
          <draw:text-box>
            <text:p>1</text:p>
          </draw:text-box>
        </draw:frame>
        <draw:frame draw:style-name="gr3" draw:text-style-name="P2" draw:layer="layout" svg:width="0.853cm" svg:height="0.962cm" svg:x="7.801cm" svg:y="19.2cm">
          <draw:text-box>
            <text:p>1</text:p>
          </draw:text-box>
        </draw:frame>
        <draw:frame draw:style-name="gr3" draw:text-style-name="P2" draw:layer="layout" svg:width="0.853cm" svg:height="0.962cm" svg:x="14.302cm" svg:y="19.2cm">
          <draw:text-box>
            <text:p>1</text:p>
          </draw:text-box>
        </draw:frame>
      </draw:page>
      <draw:page draw:name="page3" draw:style-name="dp1" draw:master-page-name="Padrão">
        <draw:frame draw:style-name="gr1" draw:text-style-name="P1" draw:layer="layout" svg:width="6.06cm" svg:height="9.1cm" svg:x="1cm" svg:y="0.5cm">
          <draw:image xlink:href="Pictures/100002010000014B000001F1637404EE3965F28D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0.5cm">
          <draw:image xlink:href="Pictures/100002010000014B000001F1637404EE3965F28D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0.5cm">
          <draw:image xlink:href="Pictures/100002010000014B000001F16CCE65B0040BA75A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9.7cm">
          <draw:image xlink:href="Pictures/100002010000014B000001F16CCE65B0040BA75A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18.9cm">
          <draw:image xlink:href="Pictures/100002010000014B000001F1F242662E112F8BD0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9.7cm">
          <draw:image xlink:href="Pictures/100002010000014B000001F1F242662E112F8BD0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9.7cm">
          <draw:image xlink:href="Pictures/100002010000014B000001F1F242662E112F8BD0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18.9cm">
          <draw:image xlink:href="Pictures/100002010000014B000001F1F242662E112F8BD0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18.9cm">
          <draw:image xlink:href="Pictures/100002010000014B000001F1EECE39864CE132E3.png" xlink:type="simple" xlink:show="embed" xlink:actuate="onLoad">
            <text:p/>
          </draw:image>
        </draw:frame>
      </draw:page>
      <draw:page draw:name="page4" draw:style-name="dp1" draw:master-page-name="Padrão">
        <draw:frame draw:style-name="gr1" draw:text-style-name="P1" draw:layer="layout" svg:width="6.06cm" svg:height="9.1cm" svg:x="1cm" svg:y="0.5cm">
          <draw:image xlink:href="Pictures/100002010000014B000001F1D26F189A0EEF79C0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0.5cm">
          <draw:image xlink:href="Pictures/100002010000014B000001F1D26F189A0EEF79C0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0.5cm">
          <draw:image xlink:href="Pictures/100002010000014B000001F1D26F189A0EEF79C0.png" xlink:type="simple" xlink:show="embed" xlink:actuate="onLoad">
            <text:p/>
          </draw:image>
        </draw:frame>
        <draw:frame draw:style-name="gr3" draw:text-style-name="P2" draw:layer="layout" svg:width="0.853cm" svg:height="0.962cm" svg:x="1.3cm" svg:y="0.8cm">
          <draw:text-box>
            <text:p>1</text:p>
          </draw:text-box>
        </draw:frame>
        <draw:frame draw:style-name="gr3" draw:text-style-name="P2" draw:layer="layout" svg:width="0.853cm" svg:height="0.962cm" svg:x="7.801cm" svg:y="0.8cm">
          <draw:text-box>
            <text:p>1</text:p>
          </draw:text-box>
        </draw:frame>
        <draw:frame draw:style-name="gr3" draw:text-style-name="P2" draw:layer="layout" svg:width="0.853cm" svg:height="0.962cm" svg:x="14.302cm" svg:y="0.8cm">
          <draw:text-box>
            <text:p>1</text:p>
          </draw:text-box>
        </draw:frame>
        <draw:frame draw:style-name="gr1" draw:text-style-name="P1" draw:layer="layout" svg:width="6.06cm" svg:height="9.1cm" svg:x="1cm" svg:y="9.7cm">
          <draw:image xlink:href="Pictures/100002010000014B000001F1D26F189A0EEF79C0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9.7cm">
          <draw:image xlink:href="Pictures/100002010000014B000001F1D26F189A0EEF79C0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9.7cm">
          <draw:image xlink:href="Pictures/100002010000014B000001F1D26F189A0EEF79C0.png" xlink:type="simple" xlink:show="embed" xlink:actuate="onLoad">
            <text:p/>
          </draw:image>
        </draw:frame>
        <draw:frame draw:style-name="gr3" draw:text-style-name="P2" draw:layer="layout" svg:width="0.853cm" svg:height="0.962cm" svg:x="1.3cm" svg:y="10cm">
          <draw:text-box>
            <text:p>1</text:p>
          </draw:text-box>
        </draw:frame>
        <draw:frame draw:style-name="gr3" draw:text-style-name="P2" draw:layer="layout" svg:width="0.853cm" svg:height="0.962cm" svg:x="7.801cm" svg:y="10cm">
          <draw:text-box>
            <text:p>1</text:p>
          </draw:text-box>
        </draw:frame>
        <draw:frame draw:style-name="gr3" draw:text-style-name="P2" draw:layer="layout" svg:width="0.853cm" svg:height="0.962cm" svg:x="14.302cm" svg:y="10cm">
          <draw:text-box>
            <text:p>1</text:p>
          </draw:text-box>
        </draw:frame>
        <draw:frame draw:style-name="gr1" draw:text-style-name="P1" draw:layer="layout" svg:width="6.06cm" svg:height="9.1cm" svg:x="1cm" svg:y="18.9cm">
          <draw:image xlink:href="Pictures/100002010000014B000001F1D26F189A0EEF79C0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18.9cm">
          <draw:image xlink:href="Pictures/100002010000014B000001F1D26F189A0EEF79C0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18.9cm">
          <draw:image xlink:href="Pictures/100002010000014B000001F1D26F189A0EEF79C0.png" xlink:type="simple" xlink:show="embed" xlink:actuate="onLoad">
            <text:p/>
          </draw:image>
        </draw:frame>
        <draw:frame draw:style-name="gr3" draw:text-style-name="P2" draw:layer="layout" svg:width="0.853cm" svg:height="0.962cm" svg:x="1.3cm" svg:y="19.2cm">
          <draw:text-box>
            <text:p>1</text:p>
          </draw:text-box>
        </draw:frame>
        <draw:frame draw:style-name="gr3" draw:text-style-name="P2" draw:layer="layout" svg:width="0.853cm" svg:height="0.962cm" svg:x="7.801cm" svg:y="19.2cm">
          <draw:text-box>
            <text:p>1</text:p>
          </draw:text-box>
        </draw:frame>
        <draw:frame draw:style-name="gr3" draw:text-style-name="P2" draw:layer="layout" svg:width="0.853cm" svg:height="0.962cm" svg:x="14.302cm" svg:y="19.2cm">
          <draw:text-box>
            <text:p>1</text:p>
          </draw:text-box>
        </draw:frame>
      </draw:page>
      <draw:page draw:name="page5" draw:style-name="dp1" draw:master-page-name="Padrão">
        <draw:frame draw:style-name="gr1" draw:text-style-name="P1" draw:layer="layout" svg:width="6.05cm" svg:height="9.1cm" svg:x="1cm" svg:y="0.5cm">
          <draw:image xlink:href="Pictures/100002010000014B000001F19BEEEDCF33EC312A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0.5cm">
          <draw:image xlink:href="Pictures/100002010000014B000001F1F5A2A758956E2F4C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9.7cm">
          <draw:image xlink:href="Pictures/100002010000014B000001F1EAD32D2A73E8D065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0.5cm">
          <draw:image xlink:href="Pictures/100002010000014B000001F1A2F94FAF05382859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9.7cm">
          <draw:image xlink:href="Pictures/100002010000014B000001F13DE5083FA50E304F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9.7cm">
          <draw:image xlink:href="Pictures/100002010000014B000001F11C86DE8EBD8D8EFF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18.901cm">
          <draw:image xlink:href="Pictures/100002010000014B000001F1F028EBD6DBBAAE84.png" xlink:type="simple" xlink:show="embed" xlink:actuate="onLoad">
            <text:p/>
          </draw:image>
        </draw:frame>
        <draw:frame draw:style-name="gr1" draw:text-style-name="P1" draw:layer="layout" svg:width="6.06cm" svg:height="9.1cm" svg:x="7.469cm" svg:y="18.899cm">
          <draw:image xlink:href="Pictures/100002010000014B000001F13CE24F803102130E.png" xlink:type="simple" xlink:show="embed" xlink:actuate="onLoad">
            <text:p/>
          </draw:image>
        </draw:frame>
        <draw:frame draw:style-name="gr2" draw:text-style-name="P1" draw:layer="layout" svg:width="6.06cm" svg:height="9.1cm" svg:x="13.999cm" svg:y="18.899cm">
          <draw:image xlink:href="Pictures/100002010000014B000001F1C0CB02BF6B6A97B9.png" xlink:type="simple" xlink:show="embed" xlink:actuate="onLoad">
            <text:p/>
          </draw:image>
        </draw:frame>
      </draw:page>
      <draw:page draw:name="page6" draw:style-name="dp1" draw:master-page-name="Padrão">
        <draw:frame draw:style-name="gr1" draw:text-style-name="P1" draw:layer="layout" svg:width="6.059cm" svg:height="9.099cm" svg:x="14.00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4" draw:text-style-name="P2" draw:layer="layout" svg:width="0.853cm" svg:height="0.962cm" svg:x="1.3cm" svg:y="0.8cm">
          <draw:text-box>
            <text:p>2</text:p>
          </draw:text-box>
        </draw:frame>
        <draw:frame draw:style-name="gr4" draw:text-style-name="P2" draw:layer="layout" svg:width="0.853cm" svg:height="0.962cm" svg:x="7.801cm" svg:y="0.8cm">
          <draw:text-box>
            <text:p>2</text:p>
          </draw:text-box>
        </draw:frame>
        <draw:frame draw:style-name="gr4" draw:text-style-name="P2" draw:layer="layout" svg:width="0.853cm" svg:height="0.962cm" svg:x="14.302cm" svg:y="0.8cm">
          <draw:text-box>
            <text:p>2</text:p>
          </draw:text-box>
        </draw:frame>
        <draw:frame draw:style-name="gr1" draw:text-style-name="P1" draw:layer="layout" svg:width="6.059cm" svg:height="9.099cm" svg:x="14.002cm" svg:y="9.702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7.472cm" svg:y="9.702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.002cm" svg:y="9.702cm">
          <draw:image xlink:href="Pictures/100002010000014B000001F1BA0D67128A6F4771.png" xlink:type="simple" xlink:show="embed" xlink:actuate="onLoad">
            <text:p/>
          </draw:image>
        </draw:frame>
        <draw:frame draw:style-name="gr4" draw:text-style-name="P2" draw:layer="layout" svg:width="0.853cm" svg:height="0.962cm" svg:x="1.301cm" svg:y="10.001cm">
          <draw:text-box>
            <text:p>2</text:p>
          </draw:text-box>
        </draw:frame>
        <draw:frame draw:style-name="gr4" draw:text-style-name="P2" draw:layer="layout" svg:width="0.853cm" svg:height="0.962cm" svg:x="7.802cm" svg:y="10.001cm">
          <draw:text-box>
            <text:p>2</text:p>
          </draw:text-box>
        </draw:frame>
        <draw:frame draw:style-name="gr4" draw:text-style-name="P2" draw:layer="layout" svg:width="0.853cm" svg:height="0.962cm" svg:x="14.303cm" svg:y="10.001cm">
          <draw:text-box>
            <text:p>2</text:p>
          </draw:text-box>
        </draw:frame>
        <draw:frame draw:style-name="gr1" draw:text-style-name="P1" draw:layer="layout" svg:width="6.059cm" svg:height="9.099cm" svg:x="14.003cm" svg:y="18.903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7.473cm" svg:y="18.903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.003cm" svg:y="18.903cm">
          <draw:image xlink:href="Pictures/100002010000014B000001F1BA0D67128A6F4771.png" xlink:type="simple" xlink:show="embed" xlink:actuate="onLoad">
            <text:p/>
          </draw:image>
        </draw:frame>
        <draw:frame draw:style-name="gr4" draw:text-style-name="P2" draw:layer="layout" svg:width="0.853cm" svg:height="0.962cm" svg:x="1.302cm" svg:y="19.202cm">
          <draw:text-box>
            <text:p>2</text:p>
          </draw:text-box>
        </draw:frame>
        <draw:frame draw:style-name="gr4" draw:text-style-name="P2" draw:layer="layout" svg:width="0.853cm" svg:height="0.962cm" svg:x="7.803cm" svg:y="19.202cm">
          <draw:text-box>
            <text:p>2</text:p>
          </draw:text-box>
        </draw:frame>
        <draw:frame draw:style-name="gr4" draw:text-style-name="P2" draw:layer="layout" svg:width="0.853cm" svg:height="0.962cm" svg:x="14.304cm" svg:y="19.202cm">
          <draw:text-box>
            <text:p>2</text:p>
          </draw:text-box>
        </draw:frame>
      </draw:page>
      <draw:page draw:name="page7" draw:style-name="dp1" draw:master-page-name="Padrão">
        <draw:frame draw:style-name="gr1" draw:text-style-name="P1" draw:layer="layout" svg:width="6.06cm" svg:height="9.1cm" svg:x="1cm" svg:y="0.5cm">
          <draw:image xlink:href="Pictures/100002010000014B000001F1278F96E756F01D37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0.5cm">
          <draw:image xlink:href="Pictures/100002010000014B000001F1278F96E756F01D37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0.5cm">
          <draw:image xlink:href="Pictures/100002010000014B000001F119E36B9A8A2CA1E4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9.7cm">
          <draw:image xlink:href="Pictures/100002010000014B000001F119E36B9A8A2CA1E4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18.9cm">
          <draw:image xlink:href="Pictures/100002010000014B000001F1F242662E112F8BD0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9.7cm">
          <draw:image xlink:href="Pictures/100002010000014B000001F1F242662E112F8BD0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9.7cm">
          <draw:image xlink:href="Pictures/100002010000014B000001F1F242662E112F8BD0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18.9cm">
          <draw:image xlink:href="Pictures/100002010000014B000001F1F242662E112F8BD0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18.9cm">
          <draw:image xlink:href="Pictures/100002010000014B000001F1EECE39864CE132E3.png" xlink:type="simple" xlink:show="embed" xlink:actuate="onLoad">
            <text:p/>
          </draw:image>
        </draw:frame>
      </draw:page>
      <draw:page draw:name="page8" draw:style-name="dp1" draw:master-page-name="Padrão">
        <draw:frame draw:style-name="gr1" draw:text-style-name="P1" draw:layer="layout" svg:width="6.059cm" svg:height="9.099cm" svg:x="14.00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4" draw:text-style-name="P2" draw:layer="layout" svg:width="0.853cm" svg:height="0.962cm" svg:x="1.3cm" svg:y="0.8cm">
          <draw:text-box>
            <text:p>2</text:p>
          </draw:text-box>
        </draw:frame>
        <draw:frame draw:style-name="gr4" draw:text-style-name="P2" draw:layer="layout" svg:width="0.853cm" svg:height="0.962cm" svg:x="7.801cm" svg:y="0.8cm">
          <draw:text-box>
            <text:p>2</text:p>
          </draw:text-box>
        </draw:frame>
        <draw:frame draw:style-name="gr4" draw:text-style-name="P2" draw:layer="layout" svg:width="0.853cm" svg:height="0.962cm" svg:x="14.302cm" svg:y="0.8cm">
          <draw:text-box>
            <text:p>2</text:p>
          </draw:text-box>
        </draw:frame>
        <draw:frame draw:style-name="gr1" draw:text-style-name="P1" draw:layer="layout" svg:width="6.059cm" svg:height="9.099cm" svg:x="14.002cm" svg:y="9.702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7.472cm" svg:y="9.702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.002cm" svg:y="9.702cm">
          <draw:image xlink:href="Pictures/100002010000014B000001F1BA0D67128A6F4771.png" xlink:type="simple" xlink:show="embed" xlink:actuate="onLoad">
            <text:p/>
          </draw:image>
        </draw:frame>
        <draw:frame draw:style-name="gr4" draw:text-style-name="P2" draw:layer="layout" svg:width="0.853cm" svg:height="0.962cm" svg:x="1.301cm" svg:y="10.001cm">
          <draw:text-box>
            <text:p>2</text:p>
          </draw:text-box>
        </draw:frame>
        <draw:frame draw:style-name="gr4" draw:text-style-name="P2" draw:layer="layout" svg:width="0.853cm" svg:height="0.962cm" svg:x="7.802cm" svg:y="10.001cm">
          <draw:text-box>
            <text:p>2</text:p>
          </draw:text-box>
        </draw:frame>
        <draw:frame draw:style-name="gr4" draw:text-style-name="P2" draw:layer="layout" svg:width="0.853cm" svg:height="0.962cm" svg:x="14.303cm" svg:y="10.001cm">
          <draw:text-box>
            <text:p>2</text:p>
          </draw:text-box>
        </draw:frame>
        <draw:frame draw:style-name="gr1" draw:text-style-name="P1" draw:layer="layout" svg:width="6.059cm" svg:height="9.099cm" svg:x="14.003cm" svg:y="18.903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7.473cm" svg:y="18.903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.003cm" svg:y="18.903cm">
          <draw:image xlink:href="Pictures/100002010000014B000001F1BA0D67128A6F4771.png" xlink:type="simple" xlink:show="embed" xlink:actuate="onLoad">
            <text:p/>
          </draw:image>
        </draw:frame>
        <draw:frame draw:style-name="gr4" draw:text-style-name="P2" draw:layer="layout" svg:width="0.853cm" svg:height="0.962cm" svg:x="1.302cm" svg:y="19.202cm">
          <draw:text-box>
            <text:p>2</text:p>
          </draw:text-box>
        </draw:frame>
        <draw:frame draw:style-name="gr4" draw:text-style-name="P2" draw:layer="layout" svg:width="0.853cm" svg:height="0.962cm" svg:x="7.803cm" svg:y="19.202cm">
          <draw:text-box>
            <text:p>2</text:p>
          </draw:text-box>
        </draw:frame>
        <draw:frame draw:style-name="gr4" draw:text-style-name="P2" draw:layer="layout" svg:width="0.853cm" svg:height="0.962cm" svg:x="14.304cm" svg:y="19.202cm">
          <draw:text-box>
            <text:p>2</text:p>
          </draw:text-box>
        </draw:frame>
      </draw:page>
      <draw:page draw:name="page9" draw:style-name="dp1" draw:master-page-name="Padrão">
        <draw:frame draw:style-name="gr1" draw:text-style-name="P1" draw:layer="layout" svg:width="6.059cm" svg:height="9.099cm" svg:x="14.001cm" svg:y="0.501cm">
          <draw:image xlink:href="Pictures/100002010000014B000001F1EECE39864CE132E3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0.501cm">
          <draw:image xlink:href="Pictures/100002010000014B000001F1EECE39864CE132E3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0.501cm">
          <draw:image xlink:href="Pictures/100002010000014B000001F1EECE39864CE132E3.png" xlink:type="simple" xlink:show="embed" xlink:actuate="onLoad">
            <text:p/>
          </draw:image>
        </draw:frame>
        <draw:frame draw:style-name="gr1" draw:text-style-name="P1" draw:layer="layout" svg:width="6.058cm" svg:height="9.098cm" svg:x="1.002cm" svg:y="9.702cm">
          <draw:image xlink:href="Pictures/100002010000014B000001F1EECE39864CE132E3.png" xlink:type="simple" xlink:show="embed" xlink:actuate="onLoad">
            <text:p/>
          </draw:image>
        </draw:frame>
        <draw:frame draw:style-name="gr1" draw:text-style-name="P1" draw:layer="layout" svg:width="6.058cm" svg:height="9.098cm" svg:x="7.472cm" svg:y="9.702cm">
          <draw:image xlink:href="Pictures/100002010000014B000001F1EECE39864CE132E3.png" xlink:type="simple" xlink:show="embed" xlink:actuate="onLoad">
            <text:p/>
          </draw:image>
        </draw:frame>
        <draw:frame draw:style-name="gr1" draw:text-style-name="P1" draw:layer="layout" svg:width="6.058cm" svg:height="9.098cm" svg:x="14.002cm" svg:y="9.702cm">
          <draw:image xlink:href="Pictures/100002010000014B000001F1EECE39864CE132E3.png" xlink:type="simple" xlink:show="embed" xlink:actuate="onLoad">
            <text:p/>
          </draw:image>
        </draw:frame>
        <draw:frame draw:style-name="gr1" draw:text-style-name="P1" draw:layer="layout" svg:width="4.3cm" svg:height="1.94cm" svg:x="1.2cm" svg:y="19.06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4cm" svg:x="5.9cm" svg:y="19.06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4cm" svg:x="10.8cm" svg:y="19.06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4cm" svg:x="15.5cm" svg:y="19.06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4cm" svg:x="1.2cm" svg:y="21.26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4cm" svg:x="5.9cm" svg:y="21.26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4cm" svg:x="10.8cm" svg:y="21.26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4cm" svg:x="15.5cm" svg:y="21.26cm">
          <draw:image xlink:href="Pictures/10000201000000F10000006E5A139C56C9C30858.png" xlink:type="simple" xlink:show="embed" xlink:actuate="onLoad">
            <text:p/>
          </draw:image>
        </draw:frame>
        <draw:frame draw:style-name="gr1" draw:text-style-name="P1" draw:layer="layout" svg:width="4.3cm" svg:height="1.94cm" svg:x="1.2cm" svg:y="23.56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4cm" svg:x="5.9cm" svg:y="23.56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4cm" svg:x="10.8cm" svg:y="23.56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4cm" svg:x="15.5cm" svg:y="23.56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4cm" svg:x="1.2cm" svg:y="25.86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4cm" svg:x="5.9cm" svg:y="25.86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4cm" svg:x="10.8cm" svg:y="25.86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4cm" svg:x="15.5cm" svg:y="25.86cm">
          <draw:image xlink:href="Pictures/10000201000000F10000006E5A139C56C9C30858.png" xlink:type="simple" xlink:show="embed" xlink:actuate="onLoad">
            <text:p/>
          </draw:image>
        </draw:frame>
      </draw:page>
      <draw:page draw:name="page10" draw:style-name="dp1" draw:master-page-name="Padrão">
        <draw:frame draw:style-name="gr1" draw:text-style-name="P1" draw:layer="layout" svg:width="6.059cm" svg:height="9.099cm" svg:x="14.00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5" draw:text-style-name="P1" draw:layer="layout" svg:width="6.059cm" svg:height="9.099cm" svg:x="1.00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8cm" svg:height="9.098cm" svg:x="7.472cm" svg:y="9.702cm">
          <draw:image xlink:href="Pictures/100002010000014B000001F1D26F189A0EEF79C0.png" xlink:type="simple" xlink:show="embed" xlink:actuate="onLoad">
            <text:p/>
          </draw:image>
        </draw:frame>
        <draw:frame draw:style-name="gr1" draw:text-style-name="P1" draw:layer="layout" svg:width="6.058cm" svg:height="9.098cm" svg:x="14.002cm" svg:y="9.702cm">
          <draw:image xlink:href="Pictures/100002010000014B000001F1D26F189A0EEF79C0.png" xlink:type="simple" xlink:show="embed" xlink:actuate="onLoad">
            <text:p/>
          </draw:image>
        </draw:frame>
        <draw:frame draw:style-name="gr5" draw:text-style-name="P1" draw:layer="layout" svg:width="4.3cm" svg:height="1.94cm" svg:x="1.2cm" svg:y="19.0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5.9cm" svg:y="19.0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10.8cm" svg:y="19.0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15.5cm" svg:y="19.0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1.2cm" svg:y="21.2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5.9cm" svg:y="21.2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10.8cm" svg:y="21.2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15.5cm" svg:y="21.2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1.2cm" svg:y="23.5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5.9cm" svg:y="23.5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10.8cm" svg:y="23.5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15.5cm" svg:y="23.5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1.2cm" svg:y="25.8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5.9cm" svg:y="25.8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10.8cm" svg:y="25.8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15.5cm" svg:y="25.8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4" draw:text-style-name="P2" draw:layer="layout" svg:width="0.853cm" svg:height="0.962cm" svg:x="1.3cm" svg:y="0.8cm">
          <draw:text-box>
            <text:p>2</text:p>
          </draw:text-box>
        </draw:frame>
        <draw:frame draw:style-name="gr4" draw:text-style-name="P2" draw:layer="layout" svg:width="0.853cm" svg:height="0.962cm" svg:x="7.801cm" svg:y="0.8cm">
          <draw:text-box>
            <text:p>2</text:p>
          </draw:text-box>
        </draw:frame>
        <draw:frame draw:style-name="gr4" draw:text-style-name="P2" draw:layer="layout" svg:width="0.853cm" svg:height="0.962cm" svg:x="14.302cm" svg:y="0.8cm">
          <draw:text-box>
            <text:p>2</text:p>
          </draw:text-box>
        </draw:frame>
        <draw:frame draw:style-name="gr1" draw:text-style-name="P1" draw:layer="layout" svg:width="6.06cm" svg:height="9.1cm" svg:x="0.999cm" svg:y="9.699cm">
          <draw:image xlink:href="Pictures/100002010000014B000001F1D26F189A0EEF79C0.png" xlink:type="simple" xlink:show="embed" xlink:actuate="onLoad">
            <text:p/>
          </draw:image>
        </draw:frame>
        <draw:frame draw:style-name="gr3" draw:text-style-name="P2" draw:layer="layout" svg:width="0.853cm" svg:height="0.962cm" svg:x="1.299cm" svg:y="9.999cm">
          <draw:text-box>
            <text:p>1</text:p>
          </draw:text-box>
        </draw:frame>
        <draw:frame draw:style-name="gr3" draw:text-style-name="P2" draw:layer="layout" svg:width="0.853cm" svg:height="0.962cm" svg:x="7.8cm" svg:y="9.999cm">
          <draw:text-box>
            <text:p>1</text:p>
          </draw:text-box>
        </draw:frame>
        <draw:frame draw:style-name="gr3" draw:text-style-name="P2" draw:layer="layout" svg:width="0.853cm" svg:height="0.962cm" svg:x="14.301cm" svg:y="9.999cm">
          <draw:text-box>
            <text:p>1</text:p>
          </draw:text-box>
        </draw:frame>
      </draw:page>
      <draw:page draw:name="page11" draw:style-name="dp1" draw:master-page-name="Padrão">
        <draw:frame draw:style-name="gr1" draw:text-style-name="P1" draw:layer="layout" svg:width="6.059cm" svg:height="9.099cm" svg:x="14.001cm" svg:y="0.501cm">
          <draw:image xlink:href="Pictures/100002010000014B000001F193777965D923D015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0.501cm">
          <draw:image xlink:href="Pictures/100002010000014B000001F18DB6F94791C7E693.png" xlink:type="simple" xlink:show="embed" xlink:actuate="onLoad">
            <text:p/>
          </draw:image>
        </draw:frame>
        <draw:frame draw:style-name="gr2" draw:text-style-name="P1" draw:layer="layout" svg:width="6.059cm" svg:height="9.099cm" svg:x="1.001cm" svg:y="0.501cm">
          <draw:image xlink:href="Pictures/100002010000014B000001F11097E092C5832DA7.png" xlink:type="simple" xlink:show="embed" xlink:actuate="onLoad">
            <text:p/>
          </draw:image>
        </draw:frame>
        <draw:frame draw:style-name="gr1" draw:text-style-name="P1" draw:layer="layout" svg:width="6.058cm" svg:height="9.098cm" svg:x="1.002cm" svg:y="9.702cm">
          <draw:image xlink:href="Pictures/100002010000014B000001F1F1B3182320054023.png" xlink:type="simple" xlink:show="embed" xlink:actuate="onLoad">
            <text:p/>
          </draw:image>
        </draw:frame>
        <draw:frame draw:style-name="gr1" draw:text-style-name="P1" draw:layer="layout" svg:width="6.058cm" svg:height="9.098cm" svg:x="7.472cm" svg:y="9.702cm">
          <draw:image xlink:href="Pictures/100002010000014B000001F1145567E7F096AA9C.png" xlink:type="simple" xlink:show="embed" xlink:actuate="onLoad">
            <text:p/>
          </draw:image>
        </draw:frame>
        <draw:frame draw:style-name="gr1" draw:text-style-name="P1" draw:layer="layout" svg:width="6.058cm" svg:height="9.098cm" svg:x="14.002cm" svg:y="9.702cm">
          <draw:image xlink:href="Pictures/100002010000014B000001F106EF70EC6F6EB247.png" xlink:type="simple" xlink:show="embed" xlink:actuate="onLoad">
            <text:p/>
          </draw:image>
        </draw:frame>
        <draw:frame draw:style-name="gr1" draw:text-style-name="P1" draw:layer="layout" svg:width="6.058cm" svg:height="9.098cm" svg:x="14cm" svg:y="18.902cm">
          <draw:image xlink:href="Pictures/100002010000014B000001F1ADB981C569690672.png" xlink:type="simple" xlink:show="embed" xlink:actuate="onLoad">
            <text:p/>
          </draw:image>
        </draw:frame>
        <draw:frame draw:style-name="gr1" draw:text-style-name="P3" draw:layer="layout" svg:width="4.3cm" svg:height="1.94cm" svg:x="2.3cm" svg:y="19.16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4cm" svg:x="2.3cm" svg:y="21.36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4cm" svg:x="2.3cm" svg:y="23.66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4cm" svg:x="2.3cm" svg:y="25.86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3" draw:layer="layout" svg:width="4.3cm" svg:height="1.94cm" svg:x="8cm" svg:y="19.16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4cm" svg:x="8cm" svg:y="21.36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4cm" svg:x="8cm" svg:y="23.66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4cm" svg:x="8cm" svg:y="25.86cm">
          <draw:image xlink:href="Pictures/10000201000000F10000006E5A139C56C9C30858.png" xlink:type="simple" xlink:show="embed" xlink:actuate="onLoad">
            <text:p/>
          </draw:image>
        </draw:frame>
      </draw:page>
      <draw:page draw:name="page12" draw:style-name="dp1" draw:master-page-name="Padrão">
        <draw:frame draw:style-name="gr1" draw:text-style-name="P1" draw:layer="layout" svg:width="6.059cm" svg:height="9.099cm" svg:x="14.001cm" svg:y="0.501cm">
          <draw:image xlink:href="Pictures/100002010000014B000001F1C6B047ACF96D65A6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0.501cm">
          <draw:image xlink:href="Pictures/100002010000014B000001F1C6B047ACF96D65A6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0.501cm">
          <draw:image xlink:href="Pictures/100002010000014B000001F1C6B047ACF96D65A6.png" xlink:type="simple" xlink:show="embed" xlink:actuate="onLoad">
            <text:p/>
          </draw:image>
        </draw:frame>
        <draw:frame draw:style-name="gr1" draw:text-style-name="P1" draw:layer="layout" svg:width="6.058cm" svg:height="9.098cm" svg:x="1.002cm" svg:y="9.702cm">
          <draw:image xlink:href="Pictures/100002010000014B000001F1C6B047ACF96D65A6.png" xlink:type="simple" xlink:show="embed" xlink:actuate="onLoad">
            <text:p/>
          </draw:image>
        </draw:frame>
        <draw:frame draw:style-name="gr1" draw:text-style-name="P1" draw:layer="layout" svg:width="6.058cm" svg:height="9.098cm" svg:x="7.472cm" svg:y="9.702cm">
          <draw:image xlink:href="Pictures/100002010000014B000001F1C6B047ACF96D65A6.png" xlink:type="simple" xlink:show="embed" xlink:actuate="onLoad">
            <text:p/>
          </draw:image>
        </draw:frame>
        <draw:frame draw:style-name="gr1" draw:text-style-name="P1" draw:layer="layout" svg:width="6.058cm" svg:height="9.098cm" svg:x="14.002cm" svg:y="9.702cm">
          <draw:image xlink:href="Pictures/100002010000014B000001F1C6B047ACF96D65A6.png" xlink:type="simple" xlink:show="embed" xlink:actuate="onLoad">
            <text:p/>
          </draw:image>
        </draw:frame>
        <draw:frame draw:style-name="gr1" draw:text-style-name="P1" draw:layer="layout" svg:width="6.058cm" svg:height="9.098cm" svg:x="1.002cm" svg:y="18.902cm">
          <draw:image xlink:href="Pictures/100002010000014B000001F1C6B047ACF96D65A6.png" xlink:type="simple" xlink:show="embed" xlink:actuate="onLoad">
            <text:p/>
          </draw:image>
        </draw:frame>
        <draw:frame draw:style-name="gr1" draw:text-style-name="P3" draw:layer="layout" svg:width="4.3cm" svg:height="1.94cm" svg:x="8.7cm" svg:y="19.1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8.7cm" svg:y="21.3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8.7cm" svg:y="23.6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8.7cm" svg:y="25.8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3" draw:layer="layout" svg:width="4.3cm" svg:height="1.94cm" svg:x="14.4cm" svg:y="19.1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14.4cm" svg:y="21.3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14.4cm" svg:y="23.6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14.4cm" svg:y="25.86cm">
          <draw:image xlink:href="Pictures/10000201000000F10000006E78FAADAF273C44B3.png" xlink:type="simple" xlink:show="embed" xlink:actuate="onLoad">
            <text:p/>
          </draw:image>
        </draw:frame>
      </draw:page>
      <draw:page draw:name="page13" draw:style-name="dp1" draw:master-page-name="Padrão">
        <draw:frame draw:style-name="gr1" draw:text-style-name="P1" draw:layer="layout" svg:width="4.3cm" svg:height="1.96cm" svg:x="1.1cm" svg:y="0.34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0.34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0.34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0.34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.54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.54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.54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.54cm">
          <draw:image xlink:href="Pictures/10000201000000F10000006E5A139C56C9C3085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4.74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4.74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4.74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4.74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6.94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6.94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6.94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6.94cm">
          <draw:image xlink:href="Pictures/10000201000000F10000006E5A139C56C9C3085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9.14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9.14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9.14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9.14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1.34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1.34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1.34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1.34cm">
          <draw:image xlink:href="Pictures/10000201000000F10000006E5A139C56C9C3085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3.54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3.54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3.54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3.54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5.74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5.74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5.74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5.74cm">
          <draw:image xlink:href="Pictures/10000201000000F10000006E5A139C56C9C3085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7.94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7.94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7.94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7.94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0.14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0.14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0.14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0.14cm">
          <draw:image xlink:href="Pictures/10000201000000F10000006E5A139C56C9C3085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2.34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2.34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2.34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2.34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4.54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4.54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4.54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4.54cm">
          <draw:image xlink:href="Pictures/10000201000000F10000006E5A139C56C9C30858.png" xlink:type="simple" xlink:show="embed" xlink:actuate="onLoad">
            <text:p/>
          </draw:image>
        </draw:frame>
      </draw:page>
      <draw:page draw:name="page14" draw:style-name="dp1" draw:master-page-name="Padrão">
        <draw:frame draw:style-name="gr1" draw:text-style-name="P1" draw:layer="layout" svg:width="4.3cm" svg:height="1.96cm" svg:x="1.1cm" svg:y="0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0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0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0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4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4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4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4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6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6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6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6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9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9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9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9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1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1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1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1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3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3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3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3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5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5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5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5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7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7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7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7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0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0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0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0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2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2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2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2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4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4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4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4.54cm">
          <draw:image xlink:href="Pictures/10000201000000F10000006E78FAADAF273C44B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7T13:15:56.310000000</meta:creation-date>
    <dc:date>2017-06-28T00:07:45.607000000</dc:date>
    <meta:editing-duration>PT1H51M24S</meta:editing-duration>
    <meta:editing-cycles>36</meta:editing-cycles>
    <meta:generator>LibreOffice/5.2.2.2$Windows_x86 LibreOffice_project/8f96e87c890bf8fa77463cd4b640a2312823f3ad</meta:generator>
    <meta:document-statistic meta:object-count="285"/>
  </office:meta>
</office:document-meta>
</file>